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paragraph-rsid="001da9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derzoek e-commerce platformen</text:p>
      <text:p text:style-name="P1"/>
      <text:p text:style-name="P1"/>
      <text:p text:style-name="P1"/>
      <text:p text:style-name="P1"/>
      <text:p text:style-name="P1">In dit document doen we onderzoek naar welk e-commerce platform wij passend vinden voor een kleine b2c webshop.</text:p>
      <text:p text:style-name="P1">We leggen uit waarom we dit passend vinden en hoe dit platform kunnen gebruiken en hoe dit platform voldoet aan de eisen van de opdrachtgever.</text:p>
      <text:p text:style-name="P1">We bespreken de voor en nadelen t.o.v. andere platform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cwid</text:p>
      <text:p text:style-name="P1"/>
      <text:p text:style-name="P1">Ecwid is een platform waar je een webshop kan maken en beheren. Ecwid is makkelijk te intergreren in andere websites en platforms. Het is met ecwid ook mogelijk om een one-page web te maken. <text:s/>Er zijn verschillende plannen waaronder een gratis optie. </text:p>
      <text:p text:style-name="P1">Om een webshop te maken met Ecwid maak je eerst een account aan. Je kan verschillende sections toevoegen die nodig zijn voor de webshop zoals een contact sectie.</text:p>
      <text:p text:style-name="P1"/>
      <text:p text:style-name="P1">Vanaf het dashboard is het mogelijk om de webshop te managen. Je kan manueel producten toevoegen of via een excel file. Je kan categorieën toe te voegen voor de producten.</text:p>
      <text:p text:style-name="P1"/>
      <text:p text:style-name="P1"/>
      <text:p text:style-name="P1"/>
      <text:p text:style-name="P1">Hieronder is een tabel te zien waar te zien is welke features elk plan heeft.</text:p>
      <text:p text:style-name="P1"/>
      <text:p text:style-name="P1"/>
      <text:p text:style-name="P1">Voordelen van Ecwid:</text:p>
      <text:p text:style-name="P1"><text:s text:c="4"/>• Simpel en snel beginnen met het maken van een website.</text:p>
      <text:p text:style-name="P1"><text:s text:c="4"/>• Creeert gratis website voor je zonder dat deze eerst geprogrammeerd hoeft te worden.</text:p>
      <text:p text:style-name="P1"><text:s text:c="4"/>• De website die je maakt word heeft geen hosting nodig omdat dit inbegrepen zit in Ecwid.</text:p>
      <text:p text:style-name="P1"><text:s text:c="4"/>• Geen transactie fees</text:p>
      <text:p text:style-name="P1"><text:s text:c="4"/>• Makkelijk in gebruik.</text:p>
      <text:p text:style-name="P1"><text:s text:c="4"/>• Kosteneffectief </text:p>
      <text:p text:style-name="P1"><text:s text:c="6"/>POS functionaliteit</text:p>
      <text:p text:style-name="P1"/>
      <text:p text:style-name="P1"/>
      <text:p text:style-name="P1"/>
      <text:p text:style-name="P1">Nadelen van Ecwid:</text:p>
      <text:p text:style-name="P1"/>
      <text:p text:style-name="P1"/>
      <text:p text:style-name="P1"><text:s text:c="4"/>• <text:s/>SEO features zijn niet optimaal.(URLS redirects)</text:p>
      <text:p text:style-name="P1"><text:s text:c="4"/>• Geen SEO bewerk functies in het gratis plan</text:p>
      <text:p text:style-name="P1"><text:s text:c="4"/>• De instant one page website is niet volledig vergelijkbaar met een standalone website</text:p>
      <text:p text:style-name="P1"><text:s text:c="4"/>• Beperkt in product variaties binnen het gratis plan.</text:p>
      <text:p text:style-name="P1"><text:s text:c="6"/></text:p>
      <text:p text:style-name="P1"/>
      <text:p text:style-name="P1"/>
      <text:p text:style-name="P1"/>
      <text:p text:style-name="P1">Conslusie </text:p>
      <text:p text:style-name="P1"/>
      <text:p text:style-name="P1">We adviseren het gebruik van ecwid voor een kleine B2C winkelier omdat het makkelijk in gebruik.</text:p>
      <text:p text:style-name="P1">Ecwid richt zich op kleinschalige ondernemingen.Ecwid heeft een gratis pakket waar je tot tien items kunt verkopen. Wanneer de onderneming meer functionaliteit nodig heeft zijn er betaalde plannen die niet te veel geld kosten. </text:p>
      <text:p text:style-name="P1">Het levert oplossingen voor design, hosting en voorraad beheer.</text:p>
      <text:p text:style-name="P1">Met Ecwid is het mogelijk om een one-page website te maken en door Ecwid te hosten.</text:p>
      <text:p text:style-name="P1"/>
      <text:p text:style-name="P1">Ecwid bied oplossingen voor online en in-person betalingen de mogelijkheid om te adverteren op social media is ook mogelijk met Ecwid.</text:p>
      <text:p text:style-name="P1"/>
      <text:p text:style-name="P1">Ecwid is zoekmachine vriendelijk zodat de webshop makkelijker gevonden kan worden.</text:p>
      <text:p text:style-name="P1"/>
      <text:p text:style-name="P1">Wij vinden dat Ecwid een goed platform is voor onze opdrachtgever omdat alles wat ze willen doen met hun webshop gedaan kan worden binnen Ecwid zoals eerder <text:soft-page-break/>besproken in dit onderzoek.</text:p>
      <text:p text:style-name="P1">Ondanks dat de functionaliteit gelimiteerd is binnen Ecwid is het alsnog genoeg om een kleine b2c webshop te maken en voorraad te kunnen bijhouden.<text:line-break/>Wanneer er toch meer functionaliteit nodig is kan een betaald plan overwegen worden. De kosten en toevoegde functies kunnen worden afgewogen door het bedrijf en ons adviesbied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5T13:46:44.012000000</dc:date>
    <meta:editing-duration>PT1M35S</meta:editing-duration>
    <meta:editing-cycles>1</meta:editing-cycles>
    <meta:document-statistic meta:table-count="0" meta:image-count="0" meta:object-count="0" meta:page-count="3" meta:paragraph-count="32" meta:word-count="460" meta:character-count="2852" meta:non-whitespace-character-count="2364"/>
    <meta:generator>LibreOffice/6.0.4.2$Windows_X86_64 LibreOffice_project/9b0d9b32d5dcda91d2f1a96dc04c645c450872bf</meta:generator>
  </office:meta>
</office:document-meta>
</file>